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Vamos a construir una lista clara, intuitiva y casi “doméstica” de <text:span text:style-name="Strong_20_Emphasis">todo lo que impone un límite a la inteligencia</text:span>, pero explicada de forma que tu madre —y cualquier lector sin formación científica— pueda seguirla sin perderse.</text:p>
      <text:p text:style-name="Text_20_body">Empiezo con la idea central, en una frase:</text:p>
      <text:p text:style-name="Quotations"><text:span text:style-name="Strong_20_Emphasis">La inteligencia no puede ser infinita porque vive dentro de un universo que tampoco lo es.</text:span></text:p>
      <text:p text:style-name="Text_20_body">A partir de ahí, lo que necesitamos es mostrar <text:span text:style-name="Strong_20_Emphasis">qué cosas del universo actúan como “paredes”</text:span> que ninguna inteligencia puede atravesar. Y lo haremos con ejemplos cotidianos, sin fórmulas.</text:p>
      <text:p text:style-name="Horizontal_20_Line"/>
      <text:h text:style-name="Heading_20_2" text:outline-level="2">🌍 1. El límite del tiempo</text:h>
      <text:p text:style-name="Text_20_body"><text:span text:style-name="Strong_20_Emphasis">Por qué limita:</text:span><text:line-break/>Todo lo que piensa, decide o calcula una inteligencia necesita tiempo. Y el tiempo no se puede estirar.</text:p>
      <text:p text:style-name="Text_20_body"><text:span text:style-name="Strong_20_Emphasis">Explicación accesible:</text:span><text:line-break/>Es como cocinar: aunque seas el mejor chef del mundo, no puedes hacer que un guiso que necesita dos horas esté listo en cinco minutos. Hay pasos que requieren tiempo físico.</text:p>
      <text:p text:style-name="Text_20_body"><text:span text:style-name="Strong_20_Emphasis">Cómo afecta a la inteligencia:</text:span></text:p>
      <text:list xml:id="list2782244263" text:style-name="L1">
        <text:list-item>
          <text:p text:style-name="P2">No puede pensar infinitamente rápido. </text:p>
        </text:list-item>
        <text:list-item>
          <text:p text:style-name="P2">No puede revisar infinitas posibilidades. </text:p>
        </text:list-item>
        <text:list-item>
          <text:p text:style-name="P1">No puede corregir errores instantáneamente. </text:p>
        </text:list-item>
      </text:list>
      <text:p text:style-name="Horizontal_20_Line"/>
      <text:h text:style-name="Heading_20_2" text:outline-level="2">⚡ 2. El límite de la velocidad</text:h>
      <text:p text:style-name="Text_20_body"><text:span text:style-name="Strong_20_Emphasis">Por qué limita:</text:span><text:line-break/>Nada en el universo puede transmitir información más rápido que la luz.</text:p>
      <text:p text:style-name="Text_20_body"><text:span text:style-name="Strong_20_Emphasis">Explicación accesible:</text:span><text:line-break/>Imagina que tu cerebro estuviera repartido entre Warren y Tokio. Aunque fueras un genio, tardarías demasiado en coordinarte contigo mismo. Serías lento por pura distancia.</text:p>
      <text:p text:style-name="Text_20_body"><text:span text:style-name="Strong_20_Emphasis">Cómo afecta a la inteligencia:</text:span></text:p>
      <text:list xml:id="list1665983429" text:style-name="L2">
        <text:list-item>
          <text:p text:style-name="P4">No puede tener partes demasiado separadas. </text:p>
        </text:list-item>
        <text:list-item>
          <text:p text:style-name="P4">No puede coordinarse a distancia sin retrasos. </text:p>
        </text:list-item>
        <text:list-item>
          <text:p text:style-name="P3">No puede reaccionar antes de recibir la información. </text:p>
        </text:list-item>
      </text:list>
      <text:p text:style-name="Horizontal_20_Line"/>
      <text:h text:style-name="Heading_20_2" text:outline-level="2"><text:soft-page-break/>🔋 3. El límite de la energía</text:h>
      <text:p text:style-name="Text_20_body"><text:span text:style-name="Strong_20_Emphasis">Por qué limita:</text:span><text:line-break/>Pensar cuesta energía. Mucha. Y la energía disponible siempre es finita.</text:p>
      <text:p text:style-name="Text_20_body"><text:span text:style-name="Strong_20_Emphasis">Explicación accesible:</text:span><text:line-break/>Tu móvil puede ser muy potente, pero si la batería se agota, deja de funcionar. Una inteligencia también “se queda sin batería”.</text:p>
      <text:p text:style-name="Text_20_body"><text:span text:style-name="Strong_20_Emphasis">Cómo afecta a la inteligencia:</text:span></text:p>
      <text:list xml:id="list983528744" text:style-name="L3">
        <text:list-item>
          <text:p text:style-name="P6">No puede pensar infinitamente. </text:p>
        </text:list-item>
        <text:list-item>
          <text:p text:style-name="P6">No puede mantener procesos enormes sin gastar energía. </text:p>
        </text:list-item>
        <text:list-item>
          <text:p text:style-name="P5">No puede crecer sin límite porque cada parte nueva consume más. </text:p>
        </text:list-item>
      </text:list>
      <text:p text:style-name="Horizontal_20_Line"/>
      <text:h text:style-name="Heading_20_2" text:outline-level="2">🧠 4. El límite de la memoria</text:h>
      <text:p text:style-name="Text_20_body"><text:span text:style-name="Strong_20_Emphasis">Por qué limita:</text:span><text:line-break/>Para ser inteligente necesitas recordar cosas. Pero no puedes guardar información infinita.</text:p>
      <text:p text:style-name="Text_20_body"><text:span text:style-name="Strong_20_Emphasis">Explicación accesible:</text:span><text:line-break/>Es como una casa: por grande que sea, no puedes meter dentro todos los objetos del mundo. Llega un momento en que no cabe nada más.</text:p>
      <text:p text:style-name="Text_20_body"><text:span text:style-name="Strong_20_Emphasis">Cómo afecta a la inteligencia:</text:span></text:p>
      <text:list xml:id="list3360081959" text:style-name="L4">
        <text:list-item>
          <text:p text:style-name="P8">No puede almacenar todos los datos posibles. </text:p>
        </text:list-item>
        <text:list-item>
          <text:p text:style-name="P8">No puede recordar todo lo que ha vivido. </text:p>
        </text:list-item>
        <text:list-item>
          <text:p text:style-name="P7">No puede prever todo lo que podría pasar. </text:p>
        </text:list-item>
      </text:list>
      <text:p text:style-name="Horizontal_20_Line"/>
      <text:h text:style-name="Heading_20_2" text:outline-level="2">🎲 5. El límite del ruido y el error</text:h>
      <text:p text:style-name="Text_20_body"><text:span text:style-name="Strong_20_Emphasis">Por qué limita:</text:span><text:line-break/>Toda señal se degrada. Toda copia introduce errores. Ningún proceso es perfecto.</text:p>
      <text:p text:style-name="Text_20_body"><text:span text:style-name="Strong_20_Emphasis">Explicación accesible:</text:span><text:line-break/>Si haces una fotocopia de una fotocopia de una fotocopia… al final no se ve nada. Lo mismo pasa con la información dentro de cualquier inteligencia.</text:p>
      <text:p text:style-name="Text_20_body"><text:span text:style-name="Strong_20_Emphasis">Cómo afecta a la inteligencia:</text:span></text:p>
      <text:list xml:id="list3736236350" text:style-name="L5">
        <text:list-item>
          <text:p text:style-name="P10">No puede ser perfecta. </text:p>
        </text:list-item>
        <text:list-item>
          <text:p text:style-name="P10">No puede evitar equivocarse. </text:p>
        </text:list-item>
        <text:list-item>
          <text:p text:style-name="P9">No puede mantener información intacta para siempre. </text:p>
        </text:list-item>
      </text:list>
      <text:p text:style-name="Horizontal_20_Line"/>
      <text:h text:style-name="Heading_20_2" text:outline-level="2"><text:soft-page-break/>🧩 6. El límite de la complejidad</text:h>
      <text:p text:style-name="Text_20_body"><text:span text:style-name="Strong_20_Emphasis">Por qué limita:</text:span><text:line-break/>Algunos problemas crecen tan rápido que ninguna inteligencia puede resolverlos antes de que el universo termine.</text:p>
      <text:p text:style-name="Text_20_body"><text:span text:style-name="Strong_20_Emphasis">Explicación accesible:</text:span><text:line-break/>Es como intentar ordenar todas las combinaciones posibles de una baraja de cartas. Aunque vivieras mil millones de años, no terminarías.</text:p>
      <text:p text:style-name="Text_20_body"><text:span text:style-name="Strong_20_Emphasis">Cómo afecta a la inteligencia:</text:span></text:p>
      <text:list xml:id="list404544472" text:style-name="L6">
        <text:list-item>
          <text:p text:style-name="P12">Hay problemas que no puede resolver. </text:p>
        </text:list-item>
        <text:list-item>
          <text:p text:style-name="P12">Hay decisiones que no puede calcular. </text:p>
        </text:list-item>
        <text:list-item>
          <text:p text:style-name="P11">Hay situaciones que solo puede aproximar, no dominar. </text:p>
        </text:list-item>
      </text:list>
      <text:p text:style-name="Horizontal_20_Line"/>
      <text:h text:style-name="Heading_20_2" text:outline-level="2">🧱 7. El límite del propio universo</text:h>
      <text:p text:style-name="Text_20_body"><text:span text:style-name="Strong_20_Emphasis">Por qué limita:</text:span><text:line-break/>El universo tiene un tamaño, una edad y unas leyes. No es infinito.</text:p>
      <text:p text:style-name="Text_20_body"><text:span text:style-name="Strong_20_Emphasis">Explicación accesible:</text:span><text:line-break/>Es como intentar construir una biblioteca infinita dentro de una habitación finita. No importa lo ingenioso que seas: no cabe.</text:p>
      <text:p text:style-name="Text_20_body"><text:span text:style-name="Strong_20_Emphasis">Cómo afecta a la inteligencia:</text:span></text:p>
      <text:list xml:id="list3089379547" text:style-name="L7">
        <text:list-item>
          <text:p text:style-name="P14">No puede existir una inteligencia infinita dentro de un universo finito. </text:p>
        </text:list-item>
        <text:list-item>
          <text:p text:style-name="P14">No puede superar las leyes físicas. </text:p>
        </text:list-item>
        <text:list-item>
          <text:p text:style-name="P13">No puede “saltar fuera” del universo para pensar más. </text:p>
        </text:list-item>
      </text:list>
      <text:p text:style-name="Horizontal_20_Line"/>
      <text:h text:style-name="Heading_20_2" text:outline-level="2">🧭 ¿Por qué esta lista es tan poderosa para tu argumento?</text:h>
      <text:p text:style-name="Text_20_body">Porque muestra algo muy simple y muy profundo:</text:p>
      <text:p text:style-name="Quotations"><text:span text:style-name="Strong_20_Emphasis">Cualquier inteligencia posible está encerrada dentro de estas limitaciones.<text:line-break/>La vida es la arquitectura que mejor las aprovecha.<text:line-break/>Y ninguna inteligencia puede escapar de ellas.</text:span></text:p>
      <text:p text:style-name="Text_20_body">Esto prepara el terreno para tu tesis:<text:line-break/><text:span text:style-name="Strong_20_Emphasis">la vida no es solo muy inteligente; es la forma óptima de inteligencia posible en un universo con límites.</text:span></text:p>
      <text:p text:style-name="Horizontal_20_Line"/>
      <text:p text:style-name="Text_20_body">Si quieres, el siguiente paso puede ser:</text:p>
      <text:list xml:id="list1470121205" text:style-name="L8">
        <text:list-item>
          <text:p text:style-name="P16"><text:soft-page-break/>convertir esta lista en una explicación narrativa, </text:p>
        </text:list-item>
        <text:list-item>
          <text:p text:style-name="P16">o en una metáfora unificada, </text:p>
        </text:list-item>
        <text:list-item>
          <text:p text:style-name="P15">o en un capítulo accesible para cualquier lector. </text:p>
        </text:list-item>
      </text:list>
      <text:p text:style-name="Text_20_body">¿Quieres que transformemos esta lista en una versión aún más simple, más literaria, o más visual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0:34:22.100000000</meta:creation-date>
    <dc:date>2026-04-03T11:19:43.507000000</dc:date>
    <meta:editing-duration>PT35M11S</meta:editing-duration>
    <meta:editing-cycles>1</meta:editing-cycles>
    <meta:document-statistic meta:table-count="0" meta:image-count="0" meta:object-count="0" meta:page-count="4" meta:paragraph-count="62" meta:word-count="756" meta:character-count="4510" meta:non-whitespace-character-count="3816"/>
    <meta:generator>LibreOffice/7.3.5.2$Windows_X86_64 LibreOffice_project/184fe81b8c8c30d8b5082578aee2fed2ea847c01</meta:generator>
  </office:meta>
</office:document-meta>
</file>